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5cm"/>
    </style:style>
    <style:style style:name="co2" style:family="table-column">
      <style:table-column-properties fo:break-before="auto" style:column-width="6.4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0.54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07">
      <style:table-cell-properties fo:border-bottom="0.06pt solid #000000" style:text-align-source="fix" style:repeat-content="false" fo:border-left="0.54pt solid #000000" fo:border-right="0.06pt solid #000000" fo:border-top="0.54pt solid #000000"/>
      <style:paragraph-properties fo:text-align="end" fo:margin-left="0cm"/>
      <style:text-properties fo:font-size="14pt" style:font-size-asian="14pt" style:font-size-complex="14pt"/>
    </style:style>
    <style:style style:name="ce3" style:family="table-cell" style:parent-style-name="Default" style:data-style-name="N107">
      <style:table-cell-properties fo:border-bottom="0.06pt solid #000000" style:text-align-source="fix" style:repeat-content="false" fo:border-left="0.54pt solid #000000" fo:border-right="0.06pt solid #000000" fo:border-top="0.06pt solid #000000"/>
      <style:paragraph-properties fo:text-align="end" fo:margin-left="0cm"/>
      <style:text-properties fo:font-size="14pt" style:font-size-asian="14pt" style:font-size-complex="14pt"/>
    </style:style>
    <style:style style:name="ce4" style:family="table-cell" style:parent-style-name="Default" style:data-style-name="N107">
      <style:table-cell-properties fo:border-bottom="0.54pt solid #000000" style:text-align-source="fix" style:repeat-content="false" fo:border-left="0.54pt solid #000000" fo:border-right="0.06pt solid #000000" fo:border-top="0.06pt solid #000000"/>
      <style:paragraph-properties fo:text-align="end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0.54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0.54pt solid #000000" fo:border-top="0.54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0.06pt solid #000000" fo:border-left="0.06pt solid #000000" fo:border-right="0.54pt solid #000000" fo:border-top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0.54pt solid #000000" fo:border-left="0.06pt solid #000000" fo:border-right="0.54pt solid #000000" fo:border-top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5" office:value-type="string">
            <text:p>Versuch</text:p>
          </table:table-cell>
          <table:table-cell/>
        </table:table-row>
        <table:table-row table:style-name="ro2">
          <table:table-cell table:style-name="ce2" office:value-type="date" office:date-value="2014-09-08">
            <text:p>Montag, 8.09</text:p>
          </table:table-cell>
          <table:table-cell table:style-name="ce6" office:value-type="string">
            <text:p>Lange Halbwertszeiten</text:p>
          </table:table-cell>
          <table:table-cell/>
        </table:table-row>
        <table:table-row table:style-name="ro2">
          <table:table-cell office:value-type="date" office:date-value="2014-09-16">
            <text:p>Dienstag, 16.09</text:p>
          </table:table-cell>
          <table:table-cell office:value-type="string">
            <text:p>I2-Molekül</text:p>
          </table:table-cell>
          <table:table-cell table:formula="of:=[.A3]-[.A2]-1" office:value-type="float" office:value="7">
            <text:p>7</text:p>
          </table:table-cell>
        </table:table-row>
        <table:table-row table:style-name="ro2">
          <table:table-cell office:value-type="date" office:date-value="2014-09-19">
            <text:p>Freitag, 19.09</text:p>
          </table:table-cell>
          <table:table-cell office:value-type="string">
            <text:p>Szinillationszähler</text:p>
          </table:table-cell>
          <table:table-cell table:formula="of:=[.A4]-[.A3]-1" office:value-type="float" office:value="2">
            <text:p>2</text:p>
          </table:table-cell>
        </table:table-row>
        <table:table-row table:style-name="ro2">
          <table:table-cell office:value-type="date" office:date-value="2014-09-24">
            <text:p>Mittwoch, 24.09</text:p>
          </table:table-cell>
          <table:table-cell office:value-type="string">
            <text:p>Farady- und Pockelseffekt</text:p>
          </table:table-cell>
          <table:table-cell table:formula="of:=[.A5]-[.A4]-1" office:value-type="float" office:value="4">
            <text:p>4</text:p>
          </table:table-cell>
        </table:table-row>
        <table:table-row table:style-name="ro2">
          <table:table-cell office:value-type="date" office:date-value="2014-10-02">
            <text:p>Donnerstag, 2.10</text:p>
          </table:table-cell>
          <table:table-cell office:value-type="string">
            <text:p>Halbleiter</text:p>
          </table:table-cell>
          <table:table-cell table:formula="of:=[.A6]-[.A5]-1" office:value-type="float" office:value="7">
            <text:p>7</text:p>
          </table:table-cell>
        </table:table-row>
        <table:table-row table:style-name="ro2">
          <table:table-cell office:value-type="date" office:date-value="2014-10-08">
            <text:p>Mittwoch, 8.10</text:p>
          </table:table-cell>
          <table:table-cell office:value-type="string">
            <text:p>Ringlaser</text:p>
          </table:table-cell>
          <table:table-cell table:formula="of:=[.A7]-[.A6]-1" office:value-type="float" office:value="5">
            <text:p>5</text:p>
          </table:table-cell>
        </table:table-row>
        <table:table-row table:style-name="ro2">
          <table:table-cell office:value-type="date" office:date-value="2014-10-13">
            <text:p>Montag, 13.10</text:p>
          </table:table-cell>
          <table:table-cell office:value-type="string">
            <text:p>Kernspinresonanz</text:p>
          </table:table-cell>
          <table:table-cell table:formula="of:=[.A8]-[.A7]-1" office:value-type="float" office:value="4">
            <text:p>4</text:p>
          </table:table-cell>
        </table:table-row>
        <table:table-row table:style-name="ro2">
          <table:table-cell office:value-type="date" office:date-value="2014-10-16">
            <text:p>Donnerstag, 16.10</text:p>
          </table:table-cell>
          <table:table-cell office:value-type="string">
            <text:p>Hanle-Effekt</text:p>
          </table:table-cell>
          <table:table-cell table:formula="of:=[.A9]-[.A8]-1" office:value-type="float" office:value="2">
            <text:p>2</text:p>
          </table:table-cell>
        </table:table-row>
        <table:table-row table:style-name="ro2">
          <table:table-cell table:style-name="ce4" office:value-type="date" office:date-value="2014-10-21">
            <text:p>Dienstag, 21.10</text:p>
          </table:table-cell>
          <table:table-cell table:style-name="ce8" office:value-type="string">
            <text:p>SQUID</text:p>
          </table:table-cell>
          <table:table-cell table:formula="of:=[.A10]-[.A9]-1" office:value-type="float" office:value="4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06">
      <number:day-of-week number:style="long"/>
      <number:text>, </number:text>
      <number:day/>
      <number:text>. </number:text>
      <number:month number:style="long"/>
    </number:date-style>
    <number:date-style style:name="N107">
      <number:day-of-week number:style="long"/>
      <number:text>, </number:text>
      <number:day/>
      <number:text>.</number:text>
      <number:month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4:48:14.72</meta:creation-date>
    <dc:date>2014-09-02T15:02:02.66</dc:date>
    <meta:editing-duration>PT5M10S</meta:editing-duration>
    <meta:editing-cycles>4</meta:editing-cycles>
    <meta:generator>LibreOffice/4.0.5.2$Windows_x86 LibreOffice_project/5464147a081647a250913f19c0715bca595af2f</meta:generator>
    <meta:document-statistic meta:table-count="1" meta:cell-count="28" meta:object-count="0"/>
  </office:meta>
</office:document-meta>
</file>